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a02a204" officeooo:paragraph-rsid="3a02a204"/>
    </style:style>
    <style:style style:name="P2" style:family="paragraph" style:parent-style-name="Text_20_body">
      <style:text-properties officeooo:rsid="3beff0f1" officeooo:paragraph-rsid="3beff0f1"/>
    </style:style>
    <style:style style:name="P3" style:family="paragraph" style:parent-style-name="Text_20_body">
      <style:text-properties fo:language="cs" fo:country="CZ" officeooo:rsid="3cd6084d" officeooo:paragraph-rsid="3ed1e8a3"/>
    </style:style>
    <style:style style:name="P4" style:family="paragraph" style:parent-style-name="Text_20_body">
      <style:text-properties fo:language="cs" fo:country="CZ" officeooo:rsid="3c751776" officeooo:paragraph-rsid="3ed1e8a3"/>
    </style:style>
    <style:style style:name="P5" style:family="paragraph" style:parent-style-name="Text_20_body">
      <style:text-properties fo:language="cs" fo:country="CZ" officeooo:rsid="3bea2a0a" officeooo:paragraph-rsid="3ed1e8a3"/>
    </style:style>
    <style:style style:name="P6" style:family="paragraph" style:parent-style-name="Text_20_body">
      <style:text-properties fo:language="cs" fo:country="CZ" officeooo:rsid="3b670f2d" officeooo:paragraph-rsid="3ed1e8a3"/>
    </style:style>
    <style:style style:name="P7" style:family="paragraph" style:parent-style-name="Text_20_body">
      <style:text-properties fo:language="cs" fo:country="CZ" officeooo:rsid="341741c8" officeooo:paragraph-rsid="3ed2cd4f"/>
    </style:style>
    <style:style style:name="P8" style:family="paragraph" style:parent-style-name="Text_20_body">
      <style:text-properties fo:language="cs" fo:country="CZ" officeooo:rsid="3e8c1cdb" officeooo:paragraph-rsid="3ed2cd4f"/>
    </style:style>
    <style:style style:name="P9" style:family="paragraph" style:parent-style-name="Text_20_body">
      <style:text-properties fo:language="cs" fo:country="CZ" officeooo:rsid="3e8c1918" officeooo:paragraph-rsid="3ed2cd4f"/>
    </style:style>
    <style:style style:name="P10" style:family="paragraph" style:parent-style-name="Text_20_body">
      <style:text-properties fo:language="cs" fo:country="CZ" fo:font-style="italic" officeooo:rsid="33a6cd36" officeooo:paragraph-rsid="3ed2cd4f" style:font-style-asian="italic" style:font-style-complex="italic"/>
    </style:style>
    <style:style style:name="P11" style:family="paragraph" style:parent-style-name="Text_20_body">
      <style:text-properties officeooo:rsid="37389b89" officeooo:paragraph-rsid="3ecc3153"/>
    </style:style>
    <style:style style:name="P12" style:family="paragraph" style:parent-style-name="Text_20_body">
      <style:text-properties fo:font-variant="normal" fo:text-transform="none" fo:color="#000000" style:font-name="TriviaSeznam" fo:font-size="9.60000038146973pt" fo:letter-spacing="normal" fo:font-style="normal" fo:font-weight="normal" officeooo:rsid="33b16c59" officeooo:paragraph-rsid="3e8b078d"/>
    </style:style>
    <style:style style:name="P13" style:family="paragraph" style:parent-style-name="Text_20_body">
      <style:text-properties officeooo:rsid="36fca773" officeooo:paragraph-rsid="36fd79c9"/>
    </style:style>
    <style:style style:name="P14" style:family="paragraph" style:parent-style-name="Text_20_body">
      <style:text-properties fo:font-style="italic" officeooo:rsid="3ea26cfe" officeooo:paragraph-rsid="3ea26cfe" style:font-style-asian="italic" style:font-style-complex="italic"/>
    </style:style>
    <style:style style:name="P15" style:family="paragraph" style:parent-style-name="Text_20_body">
      <style:text-properties fo:font-style="italic" officeooo:rsid="3ea26cfe" officeooo:paragraph-rsid="3ecce1c6" style:font-style-asian="italic" style:font-style-complex="italic"/>
    </style:style>
    <style:style style:name="P16" style:family="paragraph" style:parent-style-name="Text_20_body">
      <style:text-properties fo:font-style="italic" officeooo:rsid="3eb18e28" officeooo:paragraph-rsid="3ecce1c6" style:font-style-asian="italic" style:font-style-complex="italic"/>
    </style:style>
    <style:style style:name="P17" style:family="paragraph" style:parent-style-name="Text_20_body">
      <style:text-properties officeooo:paragraph-rsid="3ecc3153"/>
    </style:style>
    <style:style style:name="P18" style:family="paragraph" style:parent-style-name="Text_20_body">
      <style:text-properties officeooo:rsid="3309cb8d" officeooo:paragraph-rsid="381ba151"/>
    </style:style>
    <style:style style:name="P19" style:family="paragraph" style:parent-style-name="Text_20_body">
      <style:text-properties officeooo:rsid="3be90ca9" officeooo:paragraph-rsid="3ebfa7d9"/>
    </style:style>
    <style:style style:name="P20" style:family="paragraph" style:parent-style-name="Text_20_body">
      <style:text-properties officeooo:rsid="3be90ca9" officeooo:paragraph-rsid="3ed02c21"/>
    </style:style>
    <style:style style:name="P21" style:family="paragraph" style:parent-style-name="Text_20_body">
      <style:text-properties officeooo:rsid="3cd4bf21" officeooo:paragraph-rsid="3ed1e8a3"/>
    </style:style>
    <style:style style:name="P22" style:family="paragraph" style:parent-style-name="Text_20_body">
      <style:text-properties officeooo:rsid="3c3d1fef" officeooo:paragraph-rsid="3ed1e8a3"/>
    </style:style>
    <style:style style:name="P23" style:family="paragraph" style:parent-style-name="Text_20_body">
      <style:text-properties officeooo:paragraph-rsid="3ed1e8a3"/>
    </style:style>
    <style:style style:name="P24" style:family="paragraph" style:parent-style-name="Heading_20_1">
      <style:text-properties officeooo:paragraph-rsid="3ed3eccc"/>
    </style:style>
    <style:style style:name="P25" style:family="paragraph" style:parent-style-name="Heading_20_1" style:master-page-name="Standard">
      <style:paragraph-properties style:page-number="auto"/>
      <style:text-properties officeooo:paragraph-rsid="3ed3eccc"/>
    </style:style>
    <style:style style:name="P26" style:family="paragraph" style:parent-style-name="Text_20_body">
      <style:text-properties fo:language="cs" fo:country="CZ" officeooo:rsid="3bed1a53" officeooo:paragraph-rsid="3bed1a53"/>
    </style:style>
    <style:style style:name="P27" style:family="paragraph" style:parent-style-name="Text_20_body" style:list-style-name="L7">
      <style:text-properties fo:language="cs" fo:country="CZ" officeooo:rsid="3c3e0a2f" officeooo:paragraph-rsid="3ed1e8a3"/>
    </style:style>
    <style:style style:name="P28" style:family="paragraph" style:parent-style-name="Text_20_body" style:list-style-name="L12">
      <style:text-properties fo:language="cs" fo:country="CZ" officeooo:rsid="3dcf5bac" officeooo:paragraph-rsid="3ed0fad2"/>
    </style:style>
    <style:style style:name="P29" style:family="paragraph" style:parent-style-name="Text_20_body" style:list-style-name="L14">
      <style:text-properties fo:language="cs" fo:country="CZ" officeooo:rsid="3ef44553" officeooo:paragraph-rsid="3ed3eccc"/>
    </style:style>
    <style:style style:name="P30" style:family="paragraph" style:parent-style-name="Text_20_body" style:list-style-name="L1">
      <style:text-properties officeooo:paragraph-rsid="3ed02c21"/>
    </style:style>
    <style:style style:name="P31" style:family="paragraph" style:parent-style-name="Text_20_body" style:list-style-name="L2">
      <style:text-properties officeooo:rsid="3ea26cfe" officeooo:paragraph-rsid="3ea26cfe"/>
    </style:style>
    <style:style style:name="P32" style:family="paragraph" style:parent-style-name="Text_20_body" style:list-style-name="L3">
      <style:text-properties officeooo:rsid="3ea26cfe" officeooo:paragraph-rsid="3ea26cfe"/>
    </style:style>
    <style:style style:name="P33" style:family="paragraph" style:parent-style-name="Text_20_body" style:list-style-name="L4">
      <style:text-properties officeooo:rsid="3ea26cfe" officeooo:paragraph-rsid="3ea26cfe"/>
    </style:style>
    <style:style style:name="P34" style:family="paragraph" style:parent-style-name="Text_20_body" style:list-style-name="L5">
      <style:text-properties officeooo:rsid="3eb18e28" officeooo:paragraph-rsid="3eb18e28"/>
    </style:style>
    <style:style style:name="P35" style:family="paragraph" style:parent-style-name="Text_20_body" style:list-style-name="L6">
      <style:text-properties officeooo:rsid="3cd4bf21" officeooo:paragraph-rsid="3ed1e8a3"/>
    </style:style>
    <style:style style:name="P36" style:family="paragraph" style:parent-style-name="Text_20_body" style:list-style-name="L7">
      <style:text-properties officeooo:rsid="3c3d1fef" officeooo:paragraph-rsid="3ed1e8a3"/>
    </style:style>
    <style:style style:name="P37" style:family="paragraph" style:parent-style-name="Text_20_body" style:list-style-name="L7">
      <style:text-properties officeooo:rsid="3c3e0a2f" officeooo:paragraph-rsid="3ed1e8a3"/>
    </style:style>
    <style:style style:name="P38" style:family="paragraph" style:parent-style-name="Text_20_body" style:list-style-name="L8">
      <style:text-properties officeooo:rsid="36e80b4f" officeooo:paragraph-rsid="3ed2cd4f"/>
    </style:style>
    <style:style style:name="P39" style:family="paragraph" style:parent-style-name="Text_20_body" style:list-style-name="L9">
      <style:text-properties officeooo:paragraph-rsid="3ed2cd4f"/>
    </style:style>
    <style:style style:name="P40" style:family="paragraph" style:parent-style-name="Text_20_body" style:list-style-name="L10">
      <style:text-properties officeooo:paragraph-rsid="3ed2cd4f"/>
    </style:style>
    <style:style style:name="P41" style:family="paragraph" style:parent-style-name="Text_20_body" style:list-style-name="L11">
      <style:text-properties officeooo:rsid="285e14fd" officeooo:paragraph-rsid="3ed0fad2"/>
    </style:style>
    <style:style style:name="P42" style:family="paragraph" style:parent-style-name="Text_20_body" style:list-style-name="L12">
      <style:text-properties officeooo:rsid="285bebb1" officeooo:paragraph-rsid="3ed0fad2"/>
    </style:style>
    <style:style style:name="P43" style:family="paragraph" style:parent-style-name="Text_20_body" style:list-style-name="L12">
      <style:text-properties officeooo:rsid="3dcf5bac" officeooo:paragraph-rsid="3ed0fad2"/>
    </style:style>
    <style:style style:name="P44" style:family="paragraph" style:parent-style-name="Text_20_body" style:list-style-name="L14">
      <style:text-properties officeooo:rsid="3ed3f873" officeooo:paragraph-rsid="3ed3eccc"/>
    </style:style>
    <style:style style:name="P45" style:family="paragraph" style:parent-style-name="Text_20_body" style:list-style-name="L21">
      <style:text-properties officeooo:rsid="3ed3f873" officeooo:paragraph-rsid="3ed3eccc"/>
    </style:style>
    <style:style style:name="P46" style:family="paragraph" style:parent-style-name="Text_20_body" style:list-style-name="L23">
      <style:text-properties officeooo:rsid="3ed3f873" officeooo:paragraph-rsid="3ed3eccc"/>
    </style:style>
    <style:style style:name="P47" style:family="paragraph" style:parent-style-name="Text_20_body">
      <style:text-properties officeooo:rsid="3ed3f873" officeooo:paragraph-rsid="3ed3eccc"/>
    </style:style>
    <style:style style:name="P48" style:family="paragraph" style:parent-style-name="Text_20_body" style:list-style-name="L14">
      <style:text-properties fo:language="en" fo:country="US" officeooo:rsid="3eebcaff" officeooo:paragraph-rsid="3ed3eccc"/>
    </style:style>
    <style:style style:name="P49" style:family="paragraph" style:parent-style-name="Text_20_body" style:list-style-name="L14">
      <style:text-properties fo:language="en" fo:country="US" officeooo:rsid="3edf0451" officeooo:paragraph-rsid="3ed3eccc"/>
    </style:style>
    <style:style style:name="P50" style:family="paragraph" style:parent-style-name="Text_20_body" style:list-style-name="L14">
      <style:text-properties fo:language="en" fo:country="US" officeooo:rsid="3ef1f0c9" officeooo:paragraph-rsid="3ed3eccc"/>
    </style:style>
    <style:style style:name="P51" style:family="paragraph" style:parent-style-name="Text_20_body" style:list-style-name="L14">
      <style:text-properties fo:language="en" fo:country="US" officeooo:rsid="3eda3a00" officeooo:paragraph-rsid="3ed3eccc"/>
    </style:style>
    <style:style style:name="P52" style:family="paragraph" style:parent-style-name="Text_20_body" style:list-style-name="L14">
      <style:text-properties fo:language="en" fo:country="US" officeooo:rsid="3ed3f873" officeooo:paragraph-rsid="3ed3eccc"/>
    </style:style>
    <style:style style:name="P53" style:family="paragraph" style:parent-style-name="Text_20_body" style:list-style-name="L22">
      <style:text-properties officeooo:rsid="3edccefb" officeooo:paragraph-rsid="3ed3eccc"/>
    </style:style>
    <style:style style:name="P54" style:family="paragraph" style:parent-style-name="Text_20_body" style:list-style-name="L23">
      <style:text-properties officeooo:rsid="3ed5ba02" officeooo:paragraph-rsid="3ed3eccc"/>
    </style:style>
    <style:style style:name="P55" style:family="paragraph" style:parent-style-name="Text_20_body" style:list-style-name="L23">
      <style:text-properties officeooo:rsid="3eedd756" officeooo:paragraph-rsid="3ed3eccc"/>
    </style:style>
    <style:style style:name="P56" style:family="paragraph" style:parent-style-name="Text_20_body">
      <style:text-properties officeooo:paragraph-rsid="3ed3eccc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normal" officeooo:rsid="3beff0f1" fo:background-color="transparent" loext:char-shading-value="0" style:font-style-asian="normal" style:font-style-complex="normal"/>
    </style:style>
    <style:style style:name="T3" style:family="text">
      <style:text-properties fo:language="cs" fo:country="CZ" officeooo:rsid="37168525"/>
    </style:style>
    <style:style style:name="T4" style:family="text">
      <style:text-properties fo:language="cs" fo:country="CZ" officeooo:rsid="36e80b4f"/>
    </style:style>
    <style:style style:name="T5" style:family="text">
      <style:text-properties fo:language="cs" fo:country="CZ" officeooo:rsid="28648bd1"/>
    </style:style>
    <style:style style:name="T6" style:family="text">
      <style:text-properties fo:language="cs" fo:country="CZ" officeooo:rsid="3ee8163d"/>
    </style:style>
    <style:style style:name="T7" style:family="text">
      <style:text-properties fo:language="cs" fo:country="CZ" officeooo:rsid="3ee409b1"/>
    </style:style>
    <style:style style:name="T8" style:family="text">
      <style:text-properties fo:language="cs" fo:country="CZ" officeooo:rsid="3eda3a0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286757c6" style:font-style-asian="italic" style:font-style-complex="italic"/>
    </style:style>
    <style:style style:name="T11" style:family="text">
      <style:text-properties fo:font-style="normal" fo:background-color="transparent" loext:char-shading-value="0" style:font-style-asian="normal" style:font-style-complex="normal"/>
    </style:style>
    <style:style style:name="T12" style:family="text">
      <style:text-properties fo:font-style="normal" officeooo:rsid="3ebfa7d9" fo:background-color="transparent" loext:char-shading-value="0" style:font-style-asian="normal" style:font-style-complex="normal"/>
    </style:style>
    <style:style style:name="T13" style:family="text">
      <style:text-properties fo:font-style="normal" officeooo:rsid="3bef45ae" fo:background-color="transparent" loext:char-shading-value="0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37aef7e5"/>
    </style:style>
    <style:style style:name="T16" style:family="text">
      <style:text-properties fo:language="en" fo:country="US" officeooo:rsid="3ecc3153"/>
    </style:style>
    <style:style style:name="T17" style:family="text">
      <style:text-properties fo:language="en" fo:country="US" fo:font-style="normal" officeooo:rsid="3ecce1c6" style:font-style-asian="normal" style:font-style-complex="normal"/>
    </style:style>
    <style:style style:name="T18" style:family="text">
      <style:text-properties fo:language="en" fo:country="US" fo:font-style="normal" officeooo:rsid="3604b7d7" style:font-style-asian="normal" style:font-style-complex="normal"/>
    </style:style>
    <style:style style:name="T19" style:family="text">
      <style:text-properties fo:language="en" fo:country="US" fo:font-style="normal" officeooo:rsid="3e95911d" fo:background-color="transparent" loext:char-shading-value="0" style:font-style-asian="normal" style:font-style-complex="normal"/>
    </style:style>
    <style:style style:name="T20" style:family="text">
      <style:text-properties fo:language="en" fo:country="US" officeooo:rsid="285e14fd"/>
    </style:style>
    <style:style style:name="T21" style:family="text">
      <style:text-properties fo:language="en" fo:country="US" officeooo:rsid="3e8c1cdb"/>
    </style:style>
    <style:style style:name="T22" style:family="text">
      <style:text-properties fo:language="en" fo:country="US" officeooo:rsid="36e80b4f"/>
    </style:style>
    <style:style style:name="T23" style:family="text">
      <style:text-properties fo:language="en" fo:country="US" officeooo:rsid="28648bd1"/>
    </style:style>
    <style:style style:name="T24" style:family="text">
      <style:text-properties fo:language="en" fo:country="US" officeooo:rsid="286757c6"/>
    </style:style>
    <style:style style:name="T25" style:family="text">
      <style:text-properties fo:language="en" fo:country="US" officeooo:rsid="3e8c7ab4"/>
    </style:style>
    <style:style style:name="T26" style:family="text">
      <style:text-properties fo:language="en" fo:country="US" officeooo:rsid="3eda3a00"/>
    </style:style>
    <style:style style:name="T27" style:family="text">
      <style:text-properties fo:language="en" fo:country="US" officeooo:rsid="3eef9026"/>
    </style:style>
    <style:style style:name="T28" style:family="text">
      <style:text-properties fo:language="en" fo:country="US" officeooo:rsid="3edf162b"/>
    </style:style>
    <style:style style:name="T29" style:family="text">
      <style:text-properties fo:language="en" fo:country="US" officeooo:rsid="3ee409b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37389b89"/>
    </style:style>
    <style:style style:name="T32" style:family="text">
      <style:text-properties officeooo:rsid="3a66eab9"/>
    </style:style>
    <style:style style:name="T33" style:family="text">
      <style:text-properties officeooo:rsid="3ebfa7d9"/>
    </style:style>
    <style:style style:name="T34" style:family="text">
      <style:text-properties officeooo:rsid="3ecfb098"/>
    </style:style>
    <style:style style:name="T35" style:family="text">
      <style:text-properties officeooo:rsid="37168525"/>
    </style:style>
    <style:style style:name="T36" style:family="text">
      <style:text-properties officeooo:rsid="3c75da36"/>
    </style:style>
    <style:style style:name="T37" style:family="text">
      <style:text-properties officeooo:rsid="3c3e0a2f"/>
    </style:style>
    <style:style style:name="T38" style:family="text">
      <style:text-properties officeooo:rsid="3bea2a0a"/>
    </style:style>
    <style:style style:name="T39" style:family="text">
      <style:text-properties officeooo:rsid="3baae4c7"/>
    </style:style>
    <style:style style:name="T40" style:family="text">
      <style:text-properties officeooo:rsid="341741c8"/>
    </style:style>
    <style:style style:name="T41" style:family="text">
      <style:text-properties officeooo:rsid="286757c6"/>
    </style:style>
    <style:style style:name="T42" style:family="text">
      <style:text-properties officeooo:rsid="3bc0c43a"/>
    </style:style>
    <style:style style:name="T43" style:family="text">
      <style:text-properties officeooo:rsid="36e750fe"/>
    </style:style>
    <style:style style:name="T44" style:family="text">
      <style:text-properties officeooo:rsid="3ed3f873"/>
    </style:style>
    <style:style style:name="T45" style:family="text">
      <style:text-properties officeooo:rsid="3eda3a00"/>
    </style:style>
    <style:style style:name="T46" style:family="text">
      <style:text-properties officeooo:rsid="3ee409b1"/>
    </style:style>
    <style:style style:name="T47" style:family="text">
      <style:text-properties officeooo:rsid="3ed9ed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44">Gamecon 2019</text:span></text:h>
      <text:list xml:id="list4002368879" text:style-name="L14">
        <text:list-item>
          <text:p text:style-name="P48"><text:span text:style-name="T45">[done] </text:span>D<text:span text:style-name="T1">át na deníky seznam ras, které se pro dané povolání hodí (mohou mít trojku ve vlastnosti povolání)</text:span></text:p>
        </text:list-item>
        <text:list-item>
          <text:p text:style-name="P49"><text:span text:style-name="T46">[done] </text:span>Vyrobit cheat sheet s raci<text:span text:style-name="T1">álkama a schopnostma na výběr na 2. úrovni.</text:span></text:p>
        </text:list-item>
        <text:list-item>
          <text:p text:style-name="P50"><text:span text:style-name="T46">[done]</text:span><text:span text:style-name="T1"> Vyhodit z popisu raciálek rozsahy vlastností</text:span></text:p>
        </text:list-item>
        <text:list-item>
          <text:p text:style-name="P51"><text:span text:style-name="T46">[done]</text:span><text:span text:style-name="T7"> </text:span>VZ<text:span text:style-name="T1">ÍT S SEBOU NŮŽKY</text:span></text:p>
        </text:list-item>
      </text:list>
      <text:p text:style-name="P47">Dungeon-keep:</text:p>
      <text:list xml:id="list338031079" text:style-name="L21">
        <text:list-item>
          <text:p text:style-name="P45"><text:span text:style-name="T29">[done]</text:span><text:span text:style-name="T7"> </text:span>Projít a zrevidovat text dugeonu</text:p>
        </text:list-item>
      </text:list>
      <text:p text:style-name="P47">Dungeon-mine:</text:p>
      <text:list xml:id="list1517258709" text:style-name="L22">
        <text:list-item>
          <text:p text:style-name="P53"><text:span text:style-name="T29">[done]</text:span><text:span text:style-name="T7"> </text:span>(v práci) Zvýraznění labelů na mapě pro PJe</text:p>
        </text:list-item>
      </text:list>
      <text:list xml:id="list2122807640" text:style-name="L23">
        <text:list-item>
          <text:p text:style-name="P54"><text:span text:style-name="T26">[done] </text:span>Zrevidovat texty a karty</text:p>
          <text:list>
            <text:list-item>
              <text:p text:style-name="P54"><text:span text:style-name="T26">[done] </text:span>Co s tím sealem? Budu tam přidávat pass word?</text:p>
            </text:list-item>
          </text:list>
        </text:list-item>
        <text:list-item>
          <text:p text:style-name="P46"><text:span text:style-name="T26">[done] </text:span>Vytisknout karty a texty</text:p>
        </text:list-item>
        <text:list-item>
          <text:p text:style-name="P46"><text:span text:style-name="T26">[done] </text:span>Rozstříhat karty a text</text:p>
        </text:list-item>
        <text:list-item>
          <text:p text:style-name="P46"><text:span text:style-name="T27">[done] </text:span>Napsat kódy na texty</text:p>
        </text:list-item>
        <text:list-item>
          <text:p text:style-name="P46"><text:span text:style-name="T28">[done] </text:span>Zanést self-feedback do textu dungeonu</text:p>
        </text:list-item>
        <text:list-item>
          <text:p text:style-name="P46"><text:span text:style-name="T29">[done]</text:span><text:span text:style-name="T7"> </text:span>Projít a zrevidovat text dungeonu</text:p>
          <text:list>
            <text:list-item>
              <text:p text:style-name="P55"><text:span text:style-name="T27">[done] </text:span>Podzemí</text:p>
            </text:list-item>
            <text:list-item>
              <text:p text:style-name="P55"><text:soft-page-break/><text:span text:style-name="T29">[done]</text:span><text:span text:style-name="T7"> </text:span>Úvod</text:p>
            </text:list-item>
            <text:list-item>
              <text:p text:style-name="P55"><text:span text:style-name="T29">[done]</text:span><text:span text:style-name="T7"> </text:span>Ceník</text:p>
            </text:list-item>
          </text:list>
        </text:list-item>
      </text:list>
      <text:h text:style-name="P24" text:outline-level="1">Charsheety</text:h>
      <text:h text:style-name="Heading_20_1" text:outline-level="1">Formátování</text:h>
      <text:p text:style-name="P26"/>
      <text:h text:style-name="Heading_20_1" text:outline-level="1">Netříděné TODO</text:h>
      <text:p text:style-name="P18"/>
      <text:h text:style-name="Heading_20_1" text:outline-level="1">Kapitoly</text:h>
      <text:h text:style-name="Heading_20_2" text:outline-level="2">Tvoje postava</text:h>
      <text:p text:style-name="P11"><text:span text:style-name="T15">[done] </text:span><text:span text:style-name="T16">N</text:span>apsat, že Velikost je dvousečná – dává víc životů, ale v nízkých chodbách se budeš muset krčit a budeš tudíž bojovat s nevýhodou.</text:p>
      <text:p text:style-name="P17"><text:span text:style-name="T15">[done] </text:span><text:span text:style-name="T31">Zmínit taky, že jsou různé velikosti vybavení.</text:span></text:p>
      <text:p text:style-name="P2"><text:span text:style-name="T33">[done] </text:span>Z popisu ras vyhodit Velikost.</text:p>
      <text:p text:style-name="P19"><text:span text:style-name="Emphasis"><text:span text:style-name="T12">[done]</text:span></text:span><text:span text:style-name="Emphasis"><text:span text:style-name="T11"> Určení vlastností</text:span></text:span><text:span text:style-name="Emphasis"><text:span text:style-name="T12">:</text:span></text:span><text:span text:style-name="Emphasis"><text:span text:style-name="T11"> Změna – nepřiděluje se 6 bodů, ale hodnoty 3, 2 a 1.</text:span></text:span></text:p>
      <text:p text:style-name="P20"><text:span text:style-name="Emphasis"><text:span text:style-name="T19">[done] </text:span></text:span><text:span text:style-name="Emphasis"><text:span text:style-name="T13">Určení počtu životů</text:span></text:span></text:p>
      <text:list xml:id="list2377168907" text:style-name="L1">
        <text:list-header>
          <text:p text:style-name="P30"><text:span text:style-name="Emphasis"><text:span text:style-name="T19">[done] </text:span></text:span><text:span text:style-name="Emphasis"><text:span text:style-name="T13">Zvážit snížení počtu životů postav o 1 (kvůli útoku ze zálohy – bonus za míření se snížil z +2 na +1).</text:span></text:span></text:p>
          <text:p text:style-name="P30"><text:span text:style-name="Emphasis"><text:span text:style-name="T19">[done] </text:span></text:span><text:span text:style-name="Emphasis"><text:span text:style-name="T2">Přidat výpočet životů podle rasy.</text:span></text:span></text:p>
        </text:list-header>
      </text:list>
      <text:h text:style-name="Heading_20_2" text:outline-level="2">Dovednosti</text:h>
      <text:p text:style-name="P12"/>
      <text:h text:style-name="Heading_20_2" text:outline-level="2"><text:soft-page-break/>Živobytí</text:h>
      <text:h text:style-name="Heading_20_2" text:outline-level="2">Výbava</text:h>
      <text:p text:style-name="P13"/>
      <text:h text:style-name="Heading_20_2" text:outline-level="2">Schopnosti povolání</text:h>
      <text:p text:style-name="P14"><text:span text:style-name="T17">[done] </text:span>Ostrostřelba</text:p>
      <text:list xml:id="list2862367079" text:style-name="L2">
        <text:list-header>
          <text:p text:style-name="P31">Když míříš kuší alespoň dvě kola, na následující výstřel si místo výhody (+1) počítáš bonus +2.</text:p>
        </text:list-header>
      </text:list>
      <text:list xml:id="list2500475184" text:style-name="L3">
        <text:list-item>
          <text:p text:style-name="P32">Mohl by ji mít asi hraničář a zloděj. Možná i válečník (kdyby ho někdo chtěl postavit jako střelce)? Ten by schopnosti potřeboval ze všeho nejvíc.</text:p>
        </text:list-item>
      </text:list>
      <text:p text:style-name="P15"><text:span text:style-name="T17">[done] </text:span>Rychlostřelba</text:p>
      <text:list xml:id="list1089607471" text:style-name="L4">
        <text:list-header>
          <text:p text:style-name="P33">Dokážeš střílet z luku tak rychle, že můžeš bez postihu ohrozit dva cíle v jednom kole.</text:p>
        </text:list-header>
      </text:list>
      <text:p text:style-name="P16"><text:span text:style-name="T17">[done] </text:span>Rychlé vrhání</text:p>
      <text:list xml:id="list3525750882" text:style-name="L5">
        <text:list-header>
          <text:p text:style-name="P34">Dokážeš v jednom kole vrhacími zbraněmi bez postihu ohrozit dva cíle.</text:p>
        </text:list-header>
      </text:list>
      <text:h text:style-name="Heading_20_3" text:outline-level="3"><text:soft-page-break/>Válečník</text:h>
      <text:h text:style-name="Heading_20_3" text:outline-level="3">Kou<text:span text:style-name="T32">zelník</text:span></text:h>
      <text:h text:style-name="Heading_20_3" text:outline-level="3">Alchymista</text:h>
      <text:h text:style-name="Heading_20_2" text:outline-level="2">Herní postupy</text:h>
      <text:h text:style-name="Heading_20_3" text:outline-level="3">Sesílání kouzel</text:h>
      <text:h text:style-name="Heading_20_3" text:outline-level="3">Použití kouzelných předmětů</text:h>
      <text:h text:style-name="Heading_20_4" text:outline-level="4">Svitky s kouzly</text:h>
      <text:h text:style-name="Heading_20_4" text:outline-level="4">Rituály</text:h>
      <text:h text:style-name="Heading_20_4" text:outline-level="4">Kouzelné hůlky a prsteny</text:h>
      <text:h text:style-name="Heading_20_3" text:outline-level="3">Boj</text:h>
      <text:p text:style-name="P8"><text:span text:style-name="T15">[done]</text:span> Útok na víc cílů – snížit postih na „-1 za každý cíl nad první“.</text:p>
      <text:p text:style-name="P7"><text:span text:style-name="T15">[done] </text:span><text:span text:style-name="T21">Kuželky – je třeba ohrozit dva cíle. Když proti prvnímu nezískáš žádnej úspěch, tak druhého samozřejmě neohrožuješ (stejně jako když ti někdo zabrání v akci).</text:span></text:p>
      <text:p text:style-name="P21"><text:span text:style-name="T20">[done]</text:span> Příklad s chargováním:</text:p>
      <text:list xml:id="list2469311154" text:style-name="L6">
        <text:list-item>
          <text:p text:style-name="P35"><text:soft-page-break/>První kolo útočník uběhne krátkou vzdálenost, obránce vystřelí a o kus ustoupí. Útočník se tedy jen brání. Ve druhém kole jsou na kontaktní vzdálenost.</text:p>
        </text:list-item>
      </text:list>
      <text:p text:style-name="P3"><text:span text:style-name="T20">[done]</text:span> Příklad „vystřelím a zdrhám“ (jde jen s nataženou kuší, nabitým lukem, vrhačkou a podobně. Tzn. když chci nabít a vystřelit, tak už utéct nestihnu).</text:p>
      <text:p text:style-name="P4"><text:span text:style-name="T20">[done]</text:span> Příklad se zajmutím a svázáním protivníka (<text:span text:style-name="T36">G</text:span>orondar skřeta povalí na zem a chytí mu obě ruce – celkem za tři úspěchy), Naria ho pak sváže.</text:p>
      <text:p text:style-name="P22"><text:span text:style-name="T20">[done]</text:span> Rozhodnout, jestli se můžu bránit Silou, když protivníka neohrožuju.</text:p>
      <text:list xml:id="list1796649597" text:style-name="L7">
        <text:list-item>
          <text:p text:style-name="P36">Možná můžu, pokud ho mám před sebou, ale ne když mě oběhne <text:span text:style-name="T37">(jo, to zní jako dobrý řešní)</text:span>.</text:p>
        </text:list-item>
        <text:list-item>
          <text:p text:style-name="P37">Zohlednit to v příkladu v kapitole Zásah mimo zbroj (teď je napsaný tak, že Gorondar útočí zezadu a protivník se brání Finesou – což je v souladu s tím, že při flankování se nedá bránit Silou).</text:p>
        </text:list-item>
        <text:list-item>
          <text:p text:style-name="P27">Ještě to někam napsat jako pravidlo (asi do kapitoly, jaká vlastnost se počítá do obrany).</text:p>
        </text:list-item>
      </text:list>
      <text:p text:style-name="P5"><text:span text:style-name="T20">[done]</text:span> Útok ze zálohy brát jako útok na nehybného protivníka.</text:p>
      <text:p text:style-name="P6"><text:span text:style-name="T20">[done]</text:span><text:span text:style-name="T38"> </text:span>Musím se rozhodnout, jestli se sčítá Překvapení a to, že protivníka nevidím <text:span text:style-name="T39">(viz post na fóru)</text:span>.</text:p>
      <text:p text:style-name="P6"><text:span text:style-name="T20">[done]</text:span><text:span text:style-name="T38"> </text:span>V příkladu u obrany je kouzlo <text:span text:style-name="T9">vzplanutí</text:span>. To ale v pravidlech není, takže tam možná dát něco jinýho.</text:p>
      <text:p text:style-name="P23"><text:span text:style-name="T20">[done]</text:span><text:span text:style-name="T43"> Příklad s vyžitím úspěchu na vytvoření nevýhody někomu dalšímu.</text:span></text:p>
      <text:p text:style-name="P23"><text:soft-page-break/><text:span text:style-name="T15">[done]</text:span><text:span text:style-name="T40"> Zrušit všechny +2 bonusy.</text:span></text:p>
      <text:list xml:id="list1388830728" text:style-name="L8">
        <text:list-item>
          <text:p text:style-name="P38"><text:span text:style-name="T15">[done]</text:span><text:span text:style-name="T40"> Napsat příklad: </text:span>Plná obrana <text:span text:style-name="T35">+</text:span> využi<text:span text:style-name="T35">tí</text:span> prostředí (<text:span text:style-name="T35">využiju </text:span>prostor k ústupu, schovám se za sloupem, atd.).</text:p>
        </text:list-item>
      </text:list>
      <text:p text:style-name="P23"><text:span text:style-name="T3">TODO: Napsat příklad: </text:span><text:span text:style-name="T4">míření </text:span><text:span text:style-name="T3">+</text:span><text:span text:style-name="T4"> překvapení</text:span></text:p>
      <text:list xml:id="list3036995494" text:style-name="L9">
        <text:list-item>
          <text:p text:style-name="P39"><text:span text:style-name="T23">[Won’t do – je to pravidlo nav</text:span><text:span text:style-name="T5">íc</text:span><text:span text:style-name="T23">] </text:span><text:span text:style-name="T42">Zmínit, že hodně nepravděpodobné efekty, jako „zranil jsme ho šípem na čele, takže mu teče krev do očí“ se hodí až pro třetí úspěch (přehození o 6 a víc).</text:span></text:p>
        </text:list-item>
      </text:list>
      <text:p text:style-name="P8"><text:span text:style-name="T24">[won’t do </text:span><text:span text:style-name="T41">(bude to jako schopnost </text:span><text:span text:style-name="T10">ostrostřelba</text:span><text:span text:style-name="T41">)</text:span><text:span text:style-name="T24">]</text:span><text:span text:style-name="T14">: S kuší půjde mířit dvě kola (celkem na +2) </text:span><text:span text:style-name="T25">(nebo spíš prostě chvíli)</text:span><text:span text:style-name="T14">.</text:span></text:p>
      <text:p text:style-name="P9"><text:span text:style-name="T20">[done]</text:span><text:span text:style-name="T14"> Ses</text:span><text:span text:style-name="T21">l</text:span><text:span text:style-name="T14">ání kouzla nebude vyžadovat soustředění, ale gestikulaci (celýma rukama, takže v nich půjde něco držet).<text:line-break/>- vysvětlí to, proč se u toho nedá bránit Silou ani štítem.</text:span></text:p>
      <text:list xml:id="list1274392207" text:style-name="L10">
        <text:list-item>
          <text:p text:style-name="P40"><text:span text:style-name="T20">[done]</text:span><text:span text:style-name="T22"> Přidat do bránění v kouzlení, že stačí zabránit kouzelníkovi v gestikulaci.</text:span></text:p>
        </text:list-item>
      </text:list>
      <text:p text:style-name="Text_20_body"><text:span text:style-name="T14">[rozhodnuto – nebude] </text:span>Soustředění při kouzlení</text:p>
      <text:list xml:id="list3074385009" text:style-name="L11">
        <text:list-header>
          <text:p text:style-name="P41">Rozhodnout, zda:<text:line-break/><text:tab/>V kouzlení nepůjde zabránit přerušením soustředění, je třeba zabránit kouzelníkovi v mluvení.</text:p>
        </text:list-header>
      </text:list>
      <text:list xml:id="list534758267" text:style-name="L12">
        <text:list-item>
          <text:p text:style-name="P42">Zranění by určitě mělo přerušovat soustředění. Takže když hodím fireball proti dvěma cílům a jeden z nich mě přehodí a zraní, tak by šlo zabránit v kouzlení přerušením soustředění, tak <text:s/>jsem automaticky failnul i na toho druhého.</text:p>
        </text:list-item>
        <text:list-item>
          <text:p text:style-name="P42"><text:soft-page-break/>Otázka je, co by se pak vůbec mechanicky stalo. Kouzelníkův hod <text:span text:style-name="T9">na úspěch</text:span> slouží i jako obrana proti ostatním cílům které koulzem ohrožuje. Když mu ale někdo v kouzlení zabránil...</text:p>
          <text:list>
            <text:list-item>
              <text:p text:style-name="P42">Tenhle problém ale asi nastane, i když někdo kouzelníkovi zacpe pusu. I to mu zabrání seslat fireball, kterým se chtěl bránit.</text:p>
            </text:list-item>
            <text:list-item>
              <text:p text:style-name="P42">Asi by si měl proti ostatním cílům fakt hodit na obranu.</text:p>
            </text:list-item>
          </text:list>
        </text:list-item>
        <text:list-item>
          <text:p text:style-name="P43">Důvody, proč přece jen vyžadovat soustředění při sesílání kouzla:</text:p>
          <text:list>
            <text:list-item>
              <text:p text:style-name="P43">Logicky pak nepůjde sesílat kouzlo a soustředit se na něco jiného.</text:p>
            </text:list-item>
            <text:list-item>
              <text:p text:style-name="P28">Kdyby se kouzlilo jen vyslovením formule, tak by bylo divné, že se u toho nedá dělat nic jinýho (třeba bojovat).</text:p>
            </text:list-item>
          </text:list>
        </text:list-item>
      </text:list>
      <text:h text:style-name="Heading_20_3" text:outline-level="3">Léčení zranění</text:h>
      <text:h text:style-name="Heading_20_2" text:outline-level="2">Hraní za postavu</text:h>
      <text:h text:style-name="Heading_20_2" text:outline-level="2">Vedení hry</text:h>
      <text:p text:style-name="P10"><text:span text:style-name="T18">[done] </text:span><text:span text:style-name="T14">Projít Hru bez přípravy a vytáhnout z ní vše, na co jsem zapomněl</text:span></text:p>
      <text:h text:style-name="Heading_20_2" text:outline-level="2"><text:soft-page-break/>Bestiář</text:h>
      <text:h text:style-name="Heading_20_2" text:outline-level="2">Poklady</text:h>
      <text:h text:style-name="Heading_20_2" text:outline-level="2">Ceník</text:h>
      <text:h text:style-name="Heading_20_1" text:outline-level="1"><text:bookmark-start text:name="__RefHeading___Toc19862_998592596"/>Dungeoncrawl TODO<text:bookmark-end text:name="__RefHeading___Toc19862_998592596"/></text:h>
      <text:h text:style-name="P24" text:outline-level="1"><text:bookmark-start text:name="__RefHeading___Toc23888_4068460501"/>Campaign TOD<text:span text:style-name="T34">O</text:span><text:bookmark-end text:name="__RefHeading___Toc23888_4068460501"/></text:h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a02a204" officeooo:paragraph-rsid="3a02a204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5T16:19:49.035000000</dc:date>
    <meta:print-date>2113-01-01T00:00:00</meta:print-date>
    <meta:editing-cycles>20444</meta:editing-cycles>
    <meta:editing-duration>P59DT9H57M2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4" meta:paragraph-count="92" meta:word-count="896" meta:character-count="5285" meta:non-whitespace-character-count="4507"/>
  </office:meta>
</office:document-meta>
</file>